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66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2.5cm" svg:x="6.999cm" svg:y="1.629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9cm" svg:height="2cm" svg:x="1cm" svg:y="6.2cm">
          <text:p text:style-name="P2"><text:span text:style-name="T1">FO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cm" svg:height="2cm" svg:x="8.578cm" svg:y="6.186cm">
          <text:p text:style-name="P2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9cm" svg:height="2cm" svg:x="16.1cm" svg:y="6.2cm">
          <text:p text:style-name="P2"><text:span text:style-name="T1">STO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9cm" svg:height="2cm" svg:x="1cm" svg:y="10.491cm">
          <text:p text:style-name="P2"><text:span text:style-name="T1">PERSON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9cm" svg:height="2cm" svg:x="13.729cm" svg:y="13.458cm">
          <text:p text:style-name="P2"><text:span text:style-name="T1">APPAREI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9cm" svg:height="2cm" svg:x="10.691cm" svg:y="19.57cm">
          <text:p text:style-name="P2"><text:span text:style-name="T1">ELECTR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9cm" svg:height="2cm" svg:x="16.1cm" svg:y="19.538cm">
          <text:p text:style-name="P2"><text:span text:style-name="T1">FRIG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49cm" svg:y1="4.129cm" svg:x2="18.05cm" svg:y2="6.2cm" draw:start-shape="id1" draw:start-glue-point="2" draw:end-shape="id2" svg:d="M10549 4129v1036h7501v1035" svg:viewBox="0 0 7502 2072">
          <text:p/>
        </draw:connector>
        <draw:connector draw:style-name="gr6" draw:text-style-name="P1" draw:layer="layout" svg:x1="10.528cm" svg:y1="6.186cm" svg:x2="10.549cm" svg:y2="4.129cm" draw:start-shape="id3" draw:start-glue-point="0" draw:end-shape="id1" draw:end-glue-point="2" svg:d="M10528 6186v-1028h21v-1029" svg:viewBox="0 0 22 2058">
          <text:p/>
        </draw:connector>
        <draw:connector draw:style-name="gr6" draw:text-style-name="P1" draw:layer="layout" svg:x1="2.95cm" svg:y1="6.2cm" svg:x2="10.549cm" svg:y2="4.129cm" draw:start-shape="id4" draw:end-shape="id1" draw:end-glue-point="2" svg:d="M2950 6200v-1035h7599v-1036" svg:viewBox="0 0 7600 2072">
          <text:p/>
        </draw:connector>
        <draw:connector draw:style-name="gr6" draw:text-style-name="P1" draw:layer="layout" svg:x1="2.95cm" svg:y1="8.2cm" svg:x2="2.95cm" svg:y2="10.491cm" draw:start-shape="id4" draw:start-glue-point="2" draw:end-shape="id5" draw:end-glue-point="0" svg:d="M2950 8200v2291" svg:viewBox="0 0 1 2292">
          <text:p/>
        </draw:connector>
        <draw:connector draw:style-name="gr7" draw:text-style-name="P3" draw:layer="layout" draw:type="lines" svg:x1="4.9cm" svg:y1="7.2cm" svg:x2="15.679cm" svg:y2="13.458cm" draw:start-shape="id4" draw:end-shape="id6" draw:end-glue-point="0" svg:d="M4900 7200h501l10278 5757v501" svg:viewBox="0 0 10780 6259">
          <text:p text:style-name="P1"><text:span text:style-name="T2">FRIGO, MACHINE (VAISELLE, LINGE, SECHE-LINGE)</text:span></text:p>
        </draw:connector>
        <draw:connector draw:style-name="gr7" draw:text-style-name="P3" draw:layer="layout" draw:type="lines" svg:x1="4.9cm" svg:y1="11.491cm" svg:x2="13.729cm" svg:y2="14.458cm" draw:start-shape="id5" draw:end-shape="id6" draw:end-glue-point="3" svg:d="M4900 11491h501l7827 2967h501" svg:viewBox="0 0 8830 2968">
          <text:p text:style-name="P3"><text:span text:style-name="T2">PC,TV,PAI,ELECTRO</text:span></text:p>
        </draw:connector>
        <draw:connector draw:style-name="gr8" draw:text-style-name="P1" draw:layer="layout" svg:x1="12.641cm" svg:y1="19.57cm" svg:x2="15.679cm" svg:y2="15.458cm" draw:start-shape="id7" draw:end-shape="id6" svg:d="M12641 19570v-2056h3038v-2056" svg:viewBox="0 0 3039 4113">
          <text:p/>
        </draw:connector>
        <draw:connector draw:style-name="gr8" draw:text-style-name="P1" draw:layer="layout" svg:x1="18.05cm" svg:y1="19.538cm" svg:x2="15.679cm" svg:y2="15.458cm" draw:start-shape="id8" draw:end-shape="id6" draw:end-glue-point="2" svg:d="M18050 19538v-2040h-2371v-2040" svg:viewBox="0 0 2372 4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4:38:02.426662639</meta:creation-date>
    <dc:date>2018-03-07T14:47:45.994519608</dc:date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